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000000"/>
    </style:style>
    <style:style style:name="P2" style:family="paragraph" style:parent-style-name="Standard">
      <style:text-properties fo:color="#ffffff" loext:opacity="100%" fo:background-color="#000000"/>
    </style:style>
    <style:style style:name="P3" style:family="paragraph" style:parent-style-name="Standard">
      <style:text-properties officeooo:rsid="0010fa75" officeooo:paragraph-rsid="0010fa75"/>
    </style:style>
    <style:style style:name="P4" style:family="paragraph" style:parent-style-name="Standard">
      <style:text-properties officeooo:rsid="0010fa75" officeooo:paragraph-rsid="0010fa75" fo:background-color="transparent"/>
    </style:style>
    <style:style style:name="P5" style:family="paragraph" style:parent-style-name="Standard">
      <style:text-properties officeooo:rsid="0010fa75" officeooo:paragraph-rsid="0013e238" fo:background-color="transparen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0fa75" officeooo:paragraph-rsid="0013e238" fo:background-color="transparent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officeooo:rsid="0010fa75" officeooo:paragraph-rsid="0010fa75" fo:background-color="transparent" style:font-size-asian="14pt" style:font-size-complex="16pt"/>
    </style:style>
    <style:style style:name="P8" style:family="paragraph" style:parent-style-name="Standard">
      <style:text-properties fo:font-weight="bold" officeooo:rsid="0010fa75" officeooo:paragraph-rsid="0013e238" fo:background-color="transparent" style:font-weight-asian="bold" style:font-weight-complex="bold"/>
    </style:style>
    <style:style style:name="T1" style:family="text">
      <style:text-properties fo:color="#ffffff" loext:opacity="100%" fo:background-color="#00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>Sorting random numbers using quick sort algarithm </text:p>
      <text:p text:style-name="P6"/>
      <text:p text:style-name="P8">QuickSort Algorithm</text:p>
      <text:p text:style-name="P5">This code snippet implements the QuickSort algorithm to sort a given list of numbers in ascending order. QuickSort is a divide-and-conquer algorithm that recursively divides the list into smaller subarrays, and then combines them in a sorted manner.</text:p>
      <text:p text:style-name="P5"/>
      <text:p text:style-name="P8">How the Code Works</text:p>
      <text:p text:style-name="P5">The code starts with defining a function Sort(arr) to perform the QuickSort algorithm.</text:p>
      <text:p text:style-name="P5"/>
      <text:p text:style-name="P5">The Sort(arr) function takes an input list arr as a parameter.</text:p>
      <text:p text:style-name="P5"/>
      <text:p text:style-name="P5">The base case is defined: if the length of the input list arr is less than or equal to 1, it is already sorted, so it is returned as is.</text:p>
      <text:p text:style-name="P5"/>
      <text:p text:style-name="P5">If the list has more than one element, the function continues with the QuickSort algorithm.</text:p>
      <text:p text:style-name="P5"/>
      <text:p text:style-name="P5">Within the Sort(arr) function, the pivot element is selected as the middle element of the list using pivot = arr[len(arr) // 2].</text:p>
      <text:p text:style-name="P5"/>
      <text:p text:style-name="P5">The list is partitioned into three subarrays: left containing elements smaller than the pivot, middle containing elements equal to the pivot, and right containing elements greater than the pivot.</text:p>
      <text:p text:style-name="P5"/>
      <text:p text:style-name="P5">The Sort() function is called recursively on the left and right subarrays.</text:p>
      <text:p text:style-name="P5"/>
      <text:p text:style-name="P5">The subarrays are then concatenated in sorted order: Sort(left) + middle + Sort(right).</text:p>
      <text:p text:style-name="P5"/>
      <text:p text:style-name="P5">The sorted list is returned.</text:p>
      <text:p text:style-name="P5"/>
      <text:p text:style-name="P5">In the main part of the code, a list of numbers is generated randomly using the generate_random_numbers() function.</text:p>
      <text:p text:style-name="P5"/>
      <text:p text:style-name="P5">The Sort() function is called with the generated list, and the sorted list is stored in the sorted_list variable.</text:p>
      <text:p text:style-name="P4"/>
      <text:p text:style-name="P4"># importing the necessary modules</text:p>
      <text:p text:style-name="P1">import time<text:tab/><text:tab/><text:tab/><text:tab/><text:tab/><text:tab/><text:tab/><text:tab/><text:tab/><text:tab/><text:tab/><text:tab/><text:tab/></text:p>
      <text:p text:style-name="P1">import random<text:tab/><text:tab/><text:tab/><text:tab/><text:tab/><text:tab/><text:tab/><text:tab/><text:tab/><text:tab/><text:tab/><text:tab/></text:p>
      <text:p text:style-name="Standard"/>
      <text:p text:style-name="Standard"># Random number generation implementation</text:p>
      <text:p text:style-name="P1">def generate_random_numbers():<text:tab/><text:tab/><text:tab/><text:tab/><text:tab/><text:tab/><text:tab/><text:tab/><text:tab/><text:tab/></text:p>
      <text:p text:style-name="Standard"><text:s text:c="4"/>"""</text:p>
      <text:p text:style-name="Standard"><text:s text:c="4"/>This function generates a list of random numbers based on user input.</text:p>
      <text:p text:style-name="Standard"/>
      <text:p text:style-name="Standard"><text:s text:c="4"/>Prints:</text:p>
      <text:p text:style-name="Standard"><text:s text:c="8"/>list: The generated list of random numbers.</text:p>
      <text:p text:style-name="Standard"><text:s text:c="4"/>"""</text:p>
      <text:p text:style-name="P3"># making arr global so we can access it from anywhere in our code </text:p>
      <text:p text:style-name="P1"><text:s text:c="4"/>global arr<text:tab/><text:tab/><text:tab/><text:tab/><text:tab/><text:tab/><text:tab/><text:tab/><text:tab/><text:tab/><text:tab/><text:tab/><text:tab/></text:p>
      <text:p text:style-name="P1"><text:s text:c="4"/>how_long = int(input('How long do you want the list to be: '))<text:tab/><text:tab/><text:tab/><text:tab/><text:tab/><text:tab/></text:p>
      <text:p text:style-name="P1"><text:soft-page-break/><text:s text:c="4"/>arr = [random.randint(0, 100) for _ in range(how_long)]<text:tab/><text:tab/><text:tab/><text:tab/><text:tab/><text:tab/><text:tab/></text:p>
      <text:p text:style-name="P1"><text:s text:c="4"/>print(arr)<text:tab/><text:tab/><text:tab/><text:tab/><text:tab/><text:tab/><text:tab/><text:tab/><text:tab/><text:tab/><text:tab/><text:tab/><text:tab/></text:p>
      <text:p text:style-name="Standard"/>
      <text:p text:style-name="Standard"># The quicksort implementation</text:p>
      <text:p text:style-name="P1">def Sort(arr):<text:tab/><text:tab/><text:tab/><text:tab/><text:tab/><text:tab/><text:tab/><text:tab/><text:tab/><text:tab/><text:tab/><text:tab/><text:tab/></text:p>
      <text:p text:style-name="Standard"><text:s text:c="4"/>"""</text:p>
      <text:p text:style-name="Standard"><text:s text:c="4"/>This function implements the quicksort algorithm to sort an array.</text:p>
      <text:p text:style-name="Standard"/>
      <text:p text:style-name="Standard"><text:s text:c="4"/>Args:</text:p>
      <text:p text:style-name="Standard"><text:s text:c="8"/>arr (list): The array to be sorted.</text:p>
      <text:p text:style-name="Standard"/>
      <text:p text:style-name="Standard"><text:s text:c="4"/>Returns:</text:p>
      <text:p text:style-name="Standard"><text:s text:c="8"/>list: The sorted array.</text:p>
      <text:p text:style-name="Standard"><text:s text:c="4"/>"""</text:p>
      <text:p text:style-name="Standard"/>
      <text:p text:style-name="Standard"><text:s text:c="4"/># Base case: if array size is 0 or 1, return the array</text:p>
      <text:p text:style-name="P1"><text:s text:c="4"/>if len(arr) &lt;= 1:<text:tab/><text:tab/><text:tab/><text:tab/><text:tab/><text:tab/><text:tab/><text:tab/><text:tab/><text:tab/><text:tab/><text:tab/></text:p>
      <text:p text:style-name="P1"><text:s text:c="8"/>return arr<text:tab/><text:tab/><text:tab/><text:tab/><text:tab/><text:tab/><text:tab/><text:tab/><text:tab/><text:tab/><text:tab/><text:tab/><text:tab/></text:p>
      <text:p text:style-name="Standard"/>
      <text:p text:style-name="Standard"><text:s text:c="4"/># Record the start time</text:p>
      <text:p text:style-name="P1"><text:s text:c="4"/>start_time = time.time()<text:tab/><text:tab/><text:tab/><text:tab/><text:tab/><text:tab/><text:tab/><text:tab/><text:tab/><text:tab/><text:tab/></text:p>
      <text:p text:style-name="Standard"/>
      <text:p text:style-name="Standard"><text:s text:c="4"/># Sort the array</text:p>
      <text:p text:style-name="P1"><text:s text:c="4"/>pivot = arr[len(arr) // 2]<text:tab/><text:tab/><text:tab/><text:tab/><text:tab/><text:tab/><text:tab/><text:tab/><text:tab/><text:tab/><text:tab/></text:p>
      <text:p text:style-name="P1"><text:s text:c="4"/>left = [i for i in arr if i &lt; pivot]<text:tab/><text:tab/><text:tab/><text:tab/><text:tab/><text:tab/><text:tab/><text:tab/><text:tab/><text:tab/></text:p>
      <text:p text:style-name="P1"><text:s text:c="4"/>middle = [i for i in arr if i == pivot]<text:tab/><text:tab/><text:tab/><text:tab/><text:tab/><text:tab/><text:tab/><text:tab/><text:tab/></text:p>
      <text:p text:style-name="P1"><text:s text:c="4"/>right = [i for i in arr if i &gt; pivot]<text:tab/><text:tab/><text:tab/><text:tab/><text:tab/><text:tab/><text:tab/><text:tab/><text:tab/><text:tab/></text:p>
      <text:p text:style-name="Standard"/>
      <text:p text:style-name="Standard"><text:s text:c="4"/># Record the end time</text:p>
      <text:p text:style-name="P1"><text:s text:c="4"/>end_time = time.time()<text:tab/><text:tab/><text:tab/><text:tab/><text:tab/><text:tab/><text:tab/><text:tab/><text:tab/><text:tab/><text:tab/></text:p>
      <text:p text:style-name="Standard"/>
      <text:p text:style-name="Standard"><text:s text:c="4"/># Calculate the elapsed time</text:p>
      <text:p text:style-name="P1"><text:s text:c="4"/>elapsed_time = end_time – start_time<text:tab/><text:tab/><text:tab/><text:tab/><text:tab/><text:tab/><text:tab/><text:tab/><text:tab/></text:p>
      <text:p text:style-name="Standard"/>
      <text:p text:style-name="Standard"><text:s text:c="4"/># Print the elapsed time</text:p>
      <text:p text:style-name="P2"><text:s text:c="4"/>print("Elapsed time:", elapsed_time, "seconds")<text:tab/><text:tab/><text:tab/><text:tab/><text:tab/><text:tab/><text:tab/><text:tab/></text:p>
      <text:p text:style-name="Standard"/>
      <text:p text:style-name="Standard"/>
      <text:p text:style-name="Standard"/>
      <text:p text:style-name="Standard"><text:s text:c="4"/># Recursively sort the left and right subarrays, and concatenate the results</text:p>
      <text:p text:style-name="Standard"><text:s text:c="3"/><text:span text:style-name="T1"><text:s/>return Sort(left) + middle + Sort(right)<text:tab/><text:tab/><text:tab/><text:tab/><text:tab/><text:tab/><text:tab/><text:tab/><text:tab/></text:span></text:p>
      <text:p text:style-name="Standard"/>
      <text:p text:style-name="P3"># Calling the functions for the prgram to run</text:p>
      <text:p text:style-name="P2">generate_random_numbers()<text:tab/><text:tab/><text:tab/><text:tab/><text:tab/><text:tab/><text:tab/><text:tab/><text:tab/><text:tab/><text:tab/></text:p>
      <text:p text:style-name="P2">sorted_list = Sort(arr)<text:tab/><text:tab/><text:tab/><text:tab/><text:tab/><text:tab/><text:tab/><text:tab/><text:tab/><text:tab/><text:tab/><text:tab/></text:p>
      <text:p text:style-name="P2">print(sorted_list)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1:05:28.380042767</meta:creation-date>
    <dc:date>2023-05-17T22:31:38.535357847</dc:date>
    <meta:editing-duration>PT9M28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2" meta:paragraph-count="61" meta:word-count="471" meta:character-count="3168" meta:non-whitespace-character-count="2368"/>
  </office:meta>
</office:document-meta>
</file>